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fc3d6"/>
    </style:style>
    <style:style style:name="P2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1fc3d6" style:font-size-asian="10pt" style:font-size-complex="10pt"/>
    </style:style>
    <style:style style:name="P3" style:family="paragraph" style:parent-style-name="Standard">
      <style:text-properties fo:font-size="6pt" officeooo:paragraph-rsid="001fc3d6" style:font-size-asian="5.25pt" style:font-size-complex="6pt"/>
    </style:style>
    <style:style style:name="P4" style:family="paragraph" style:parent-style-name="Standard">
      <style:text-properties officeooo:paragraph-rsid="001cc209"/>
    </style:style>
    <style:style style:name="P5" style:family="paragraph" style:parent-style-name="Standard">
      <style:text-properties officeooo:rsid="001cc209" officeooo:paragraph-rsid="002f4bde"/>
    </style:style>
    <style:style style:name="P6" style:family="paragraph" style:parent-style-name="Standard">
      <style:text-properties officeooo:paragraph-rsid="002f4bde"/>
    </style:style>
    <style:style style:name="P7" style:family="paragraph" style:parent-style-name="Standard">
      <style:text-properties officeooo:paragraph-rsid="002fb617"/>
    </style:style>
    <style:style style:name="P8" style:family="paragraph" style:parent-style-name="Standard">
      <style:text-properties fo:font-weight="normal" officeooo:rsid="0039388d" officeooo:paragraph-rsid="0039388d" style:font-weight-asian="normal" style:font-weight-complex="normal"/>
    </style:style>
    <style:style style:name="P9" style:family="paragraph" style:parent-style-name="Standard">
      <style:text-properties officeooo:paragraph-rsid="00352a74"/>
    </style:style>
    <style:style style:name="P10" style:family="paragraph" style:parent-style-name="Standard">
      <style:text-properties officeooo:paragraph-rsid="003c55bd"/>
    </style:style>
    <style:style style:name="P11" style:family="paragraph" style:parent-style-name="Standard">
      <style:text-properties officeooo:paragraph-rsid="003f3eaf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0f6c73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4163f"/>
    </style:style>
    <style:style style:name="P14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83807"/>
    </style:style>
    <style:style style:name="P15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2f4bd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3258ab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officeooo:paragraph-rsid="000f6c73"/>
    </style:style>
    <style:style style:name="P18" style:family="paragraph" style:parent-style-name="Standard">
      <style:paragraph-properties fo:margin-left="0.741cm" fo:margin-right="0cm" fo:text-indent="0cm" style:auto-text-indent="false"/>
      <style:text-properties officeooo:paragraph-rsid="0024163f"/>
    </style:style>
    <style:style style:name="P19" style:family="paragraph" style:parent-style-name="Standard">
      <style:paragraph-properties fo:margin-left="0.741cm" fo:margin-right="0cm" fo:text-indent="0cm" style:auto-text-indent="false"/>
      <style:text-properties officeooo:paragraph-rsid="002f4bde"/>
    </style:style>
    <style:style style:name="P20" style:family="paragraph" style:parent-style-name="Standard">
      <style:paragraph-properties fo:margin-left="0.741cm" fo:margin-right="0cm" fo:text-indent="0cm" style:auto-text-indent="false"/>
      <style:text-properties officeooo:paragraph-rsid="002fb617"/>
    </style:style>
    <style:style style:name="P21" style:family="paragraph" style:parent-style-name="Standard">
      <style:paragraph-properties fo:margin-left="0.741cm" fo:margin-right="0cm" fo:text-indent="0cm" style:auto-text-indent="false"/>
      <style:text-properties officeooo:paragraph-rsid="0039388d"/>
    </style:style>
    <style:style style:name="P22" style:family="paragraph" style:parent-style-name="Standard">
      <style:paragraph-properties fo:margin-left="0.741cm" fo:margin-right="0cm" fo:text-indent="0cm" style:auto-text-indent="false"/>
      <style:text-properties officeooo:rsid="0039388d" officeooo:paragraph-rsid="0039388d"/>
    </style:style>
    <style:style style:name="P23" style:family="paragraph" style:parent-style-name="Standard">
      <style:paragraph-properties fo:margin-left="0.741cm" fo:margin-right="0cm" fo:text-indent="0cm" style:auto-text-indent="false"/>
      <style:text-properties officeooo:paragraph-rsid="003c55bd"/>
    </style:style>
    <style:style style:name="P24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9388d"/>
    </style:style>
    <style:style style:name="P25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c55bd"/>
    </style:style>
    <style:style style:name="P26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3f3eaf"/>
    </style:style>
    <style:style style:name="P27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40cd4e"/>
    </style:style>
    <style:style style:name="P28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436cc" style:font-weight-asian="normal" style:font-weight-complex="normal"/>
    </style:style>
    <style:style style:name="P29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7b142" style:font-weight-asian="normal" style:font-weight-complex="normal"/>
    </style:style>
    <style:style style:name="P30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9388d" style:font-weight-asian="normal" style:font-weight-complex="normal"/>
    </style:style>
    <style:style style:name="P31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3c55bd" style:font-weight-asian="normal" style:font-weight-complex="normal"/>
    </style:style>
    <style:style style:name="P32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40cd4e" style:font-weight-asian="normal" style:font-weight-complex="normal"/>
    </style:style>
    <style:style style:name="P33" style:family="paragraph" style:parent-style-name="Standard">
      <style:paragraph-properties fo:margin-left="0.741cm" fo:margin-right="0cm" fo:text-indent="0cm" style:auto-text-indent="false"/>
      <style:text-properties officeooo:rsid="003a9510" officeooo:paragraph-rsid="0039388d"/>
    </style:style>
    <style:style style:name="P34" style:family="paragraph" style:parent-style-name="Standard">
      <style:paragraph-properties fo:margin-left="0.741cm" fo:margin-right="0cm" fo:text-indent="0cm" style:auto-text-indent="false"/>
      <style:text-properties officeooo:paragraph-rsid="001cc209"/>
    </style:style>
    <style:style style:name="P35" style:family="paragraph" style:parent-style-name="Standard">
      <style:paragraph-properties fo:margin-left="0.741cm" fo:margin-right="0cm" fo:text-indent="0cm" style:auto-text-indent="false"/>
      <style:text-properties officeooo:paragraph-rsid="003f3eaf"/>
    </style:style>
    <style:style style:name="P36" style:family="paragraph" style:parent-style-name="Standard">
      <style:paragraph-properties fo:margin-left="0.741cm" fo:margin-right="0cm" fo:text-indent="0cm" style:auto-text-indent="false"/>
      <style:text-properties officeooo:paragraph-rsid="0040cd4e"/>
    </style:style>
    <style:style style:name="P37" style:family="paragraph" style:parent-style-name="Text_20_body">
      <style:text-properties officeooo:paragraph-rsid="001afdcc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0f6c73" officeooo:paragraph-rsid="000f6c73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0f6c73" officeooo:paragraph-rsid="002d62b8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0f6c73" officeooo:paragraph-rsid="002f4bde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weight="normal" officeooo:rsid="0039388d" officeooo:paragraph-rsid="003c55bd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weight="normal" officeooo:rsid="0040cd4e" officeooo:paragraph-rsid="0040cd4e" style:font-weight-asian="normal" style:font-weight-complex="normal"/>
    </style:style>
    <style:style style:name="P43" style:family="paragraph" style:parent-style-name="Standard" style:list-style-name="L1">
      <style:text-properties officeooo:paragraph-rsid="00352a74"/>
    </style:style>
    <style:style style:name="P44" style:family="paragraph" style:parent-style-name="Standard" style:list-style-name="L1">
      <style:text-properties officeooo:rsid="003436cc" officeooo:paragraph-rsid="00344873"/>
    </style:style>
    <style:style style:name="P45" style:family="paragraph" style:parent-style-name="Standard" style:list-style-name="L1">
      <style:text-properties officeooo:rsid="003436cc" officeooo:paragraph-rsid="00352a74"/>
    </style:style>
    <style:style style:name="P46" style:family="paragraph" style:parent-style-name="Standard" style:list-style-name="L1">
      <style:text-properties officeooo:rsid="003436cc" officeooo:paragraph-rsid="0037b142"/>
    </style:style>
    <style:style style:name="P47" style:family="paragraph" style:parent-style-name="Standard" style:list-style-name="L21">
      <style:text-properties officeooo:rsid="003436cc" officeooo:paragraph-rsid="0042ac5a"/>
    </style:style>
    <style:style style:name="P48" style:family="paragraph" style:parent-style-name="Standard" style:list-style-name="L28">
      <style:text-properties officeooo:rsid="003436cc" officeooo:paragraph-rsid="0042ac5a"/>
    </style:style>
    <style:style style:name="P49" style:family="paragraph" style:parent-style-name="Standard" style:list-style-name="L1">
      <style:text-properties officeooo:rsid="00344873" officeooo:paragraph-rsid="0037b142"/>
    </style:style>
    <style:style style:name="P50" style:family="paragraph" style:parent-style-name="Standard" style:list-style-name="L21">
      <style:text-properties officeooo:rsid="00344873" officeooo:paragraph-rsid="0042ac5a"/>
    </style:style>
    <style:style style:name="P51" style:family="paragraph" style:parent-style-name="Standard" style:list-style-name="L28">
      <style:text-properties officeooo:rsid="00344873" officeooo:paragraph-rsid="0042ac5a"/>
    </style:style>
    <style:style style:name="P52" style:family="paragraph" style:parent-style-name="Standard" style:list-style-name="L1">
      <style:text-properties officeooo:rsid="00352a74" officeooo:paragraph-rsid="00352a74"/>
    </style:style>
    <style:style style:name="P53" style:family="paragraph" style:parent-style-name="Standard" style:list-style-name="L1">
      <style:text-properties officeooo:rsid="00352a74" officeooo:paragraph-rsid="0039388d"/>
    </style:style>
    <style:style style:name="P54" style:family="paragraph" style:parent-style-name="Standard" style:list-style-name="L21">
      <style:text-properties officeooo:rsid="00352a74" officeooo:paragraph-rsid="0042ac5a"/>
    </style:style>
    <style:style style:name="P55" style:family="paragraph" style:parent-style-name="Standard" style:list-style-name="L1">
      <style:text-properties fo:font-weight="normal" officeooo:rsid="00344873" officeooo:paragraph-rsid="00344873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344873" officeooo:paragraph-rsid="0037b142" style:font-weight-asian="normal" style:font-weight-complex="normal"/>
    </style:style>
    <style:style style:name="P57" style:family="paragraph" style:parent-style-name="Standard" style:list-style-name="L21">
      <style:text-properties fo:font-weight="normal" officeooo:rsid="00344873" officeooo:paragraph-rsid="0042ac5a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3436cc" officeooo:paragraph-rsid="00352a74" style:font-weight-asian="normal" style:font-weight-complex="normal"/>
    </style:style>
    <style:style style:name="P59" style:family="paragraph" style:parent-style-name="Standard" style:list-style-name="L21">
      <style:text-properties fo:font-weight="normal" officeooo:rsid="003436cc" officeooo:paragraph-rsid="0042ac5a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39388d" officeooo:paragraph-rsid="0039388d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39388d" officeooo:paragraph-rsid="003c55bd" style:font-weight-asian="normal" style:font-weight-complex="normal"/>
    </style:style>
    <style:style style:name="P62" style:family="paragraph" style:parent-style-name="Standard" style:list-style-name="L21">
      <style:text-properties fo:font-weight="normal" officeooo:rsid="0039388d" officeooo:paragraph-rsid="0042ac5a" style:font-weight-asian="normal" style:font-weight-complex="normal"/>
    </style:style>
    <style:style style:name="P63" style:family="paragraph" style:parent-style-name="Standard" style:list-style-name="L29">
      <style:text-properties fo:font-weight="normal" officeooo:rsid="0039388d" officeooo:paragraph-rsid="0042ac5a" style:font-weight-asian="normal" style:font-weight-complex="normal"/>
    </style:style>
    <style:style style:name="P64" style:family="paragraph" style:parent-style-name="Standard" style:list-style-name="L31">
      <style:text-properties fo:font-weight="normal" officeooo:rsid="0039388d" officeooo:paragraph-rsid="0042ac5a" style:font-weight-asian="normal" style:font-weight-complex="normal"/>
    </style:style>
    <style:style style:name="P65" style:family="paragraph" style:parent-style-name="Standard">
      <style:text-properties fo:font-weight="normal" officeooo:rsid="0039388d" officeooo:paragraph-rsid="0042ac5a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03a9510" officeooo:paragraph-rsid="003a9510" style:font-weight-asian="normal" style:font-weight-complex="normal"/>
    </style:style>
    <style:style style:name="P67" style:family="paragraph" style:parent-style-name="Standard" style:list-style-name="L21">
      <style:text-properties fo:font-weight="normal" officeooo:rsid="003a9510" officeooo:paragraph-rsid="0042ac5a" style:font-weight-asian="normal" style:font-weight-complex="normal"/>
    </style:style>
    <style:style style:name="P68" style:family="paragraph" style:parent-style-name="Standard" style:list-style-name="L3">
      <style:text-properties fo:font-weight="normal" officeooo:rsid="00169ac8" officeooo:paragraph-rsid="001e4926" style:font-weight-asian="normal" style:font-weight-complex="normal"/>
    </style:style>
    <style:style style:name="P69" style:family="paragraph" style:parent-style-name="Standard" style:list-style-name="L5">
      <style:text-properties fo:font-weight="normal" officeooo:rsid="00169ac8" officeooo:paragraph-rsid="002f4bde" style:font-weight-asian="normal" style:font-weight-complex="normal"/>
    </style:style>
    <style:style style:name="P70" style:family="paragraph" style:parent-style-name="Standard" style:list-style-name="L9">
      <style:text-properties fo:font-weight="normal" officeooo:rsid="00169ac8" officeooo:paragraph-rsid="002f4bde" style:font-weight-asian="normal" style:font-weight-complex="normal"/>
    </style:style>
    <style:style style:name="P71" style:family="paragraph" style:parent-style-name="Standard" style:list-style-name="L13">
      <style:text-properties fo:font-weight="normal" officeooo:rsid="00169ac8" officeooo:paragraph-rsid="002f4bde" style:font-weight-asian="normal" style:font-weight-complex="normal"/>
    </style:style>
    <style:style style:name="P72" style:family="paragraph" style:parent-style-name="Standard" style:list-style-name="L16">
      <style:text-properties fo:font-weight="normal" officeooo:rsid="00169ac8" officeooo:paragraph-rsid="002f4bde" style:font-weight-asian="normal" style:font-weight-complex="normal"/>
    </style:style>
    <style:style style:name="P73" style:family="paragraph" style:parent-style-name="Standard" style:list-style-name="L17">
      <style:text-properties fo:font-weight="normal" officeooo:rsid="00169ac8" officeooo:paragraph-rsid="002f4bde" style:font-weight-asian="normal" style:font-weight-complex="normal"/>
    </style:style>
    <style:style style:name="P74" style:family="paragraph" style:parent-style-name="Standard" style:list-style-name="L18">
      <style:text-properties fo:font-weight="normal" officeooo:rsid="00169ac8" officeooo:paragraph-rsid="002f4bde" style:font-weight-asian="normal" style:font-weight-complex="normal"/>
    </style:style>
    <style:style style:name="P75" style:family="paragraph" style:parent-style-name="Standard" style:list-style-name="L6">
      <style:text-properties fo:font-weight="normal" officeooo:rsid="00178faf" officeooo:paragraph-rsid="002f4bde" style:font-weight-asian="normal" style:font-weight-complex="normal"/>
    </style:style>
    <style:style style:name="P76" style:family="paragraph" style:parent-style-name="Standard" style:list-style-name="L10">
      <style:text-properties fo:font-weight="normal" officeooo:rsid="00178faf" officeooo:paragraph-rsid="002f4bde" style:font-weight-asian="normal" style:font-weight-complex="normal"/>
    </style:style>
    <style:style style:name="P77" style:family="paragraph" style:parent-style-name="Standard" style:list-style-name="L28">
      <style:text-properties fo:font-weight="normal" officeooo:rsid="00522df2" officeooo:paragraph-rsid="0042ac5a" style:font-weight-asian="normal" style:font-weight-complex="normal"/>
    </style:style>
    <style:style style:name="P78" style:family="paragraph" style:parent-style-name="Standard">
      <style:text-properties fo:font-weight="normal" officeooo:rsid="00522df2" officeooo:paragraph-rsid="0042ac5a" style:font-weight-asian="normal" style:font-weight-complex="normal"/>
    </style:style>
    <style:style style:name="P79" style:family="paragraph" style:parent-style-name="Standard" style:list-style-name="L21">
      <style:text-properties fo:font-weight="normal" officeooo:rsid="00467553" officeooo:paragraph-rsid="0042ac5a" style:font-weight-asian="normal" style:font-weight-complex="normal"/>
    </style:style>
    <style:style style:name="P80" style:family="paragraph" style:parent-style-name="Standard" style:list-style-name="L21">
      <style:text-properties fo:font-weight="normal" officeooo:rsid="00472c09" officeooo:paragraph-rsid="0042ac5a" style:font-weight-asian="normal" style:font-weight-complex="normal"/>
    </style:style>
    <style:style style:name="P81" style:family="paragraph" style:parent-style-name="Standard" style:list-style-name="L21">
      <style:text-properties fo:font-weight="normal" officeooo:rsid="004991ee" officeooo:paragraph-rsid="0042ac5a" style:font-weight-asian="normal" style:font-weight-complex="normal"/>
    </style:style>
    <style:style style:name="P82" style:family="paragraph" style:parent-style-name="Standard" style:list-style-name="L27">
      <style:text-properties fo:font-weight="normal" officeooo:rsid="00352a74" officeooo:paragraph-rsid="0042ac5a" style:font-weight-asian="normal" style:font-weight-complex="normal"/>
    </style:style>
    <style:style style:name="P83" style:family="paragraph" style:parent-style-name="Standard" style:list-style-name="L28">
      <style:text-properties fo:font-weight="normal" officeooo:rsid="004fe933" officeooo:paragraph-rsid="0042ac5a" style:font-weight-asian="normal" style:font-weight-complex="normal"/>
    </style:style>
    <style:style style:name="P84" style:family="paragraph" style:parent-style-name="Standard" style:list-style-name="L30">
      <style:text-properties fo:font-weight="normal" officeooo:rsid="004fe933" officeooo:paragraph-rsid="0042ac5a" style:font-weight-asian="normal" style:font-weight-complex="normal"/>
    </style:style>
    <style:style style:name="P85" style:family="paragraph" style:parent-style-name="Standard" style:list-style-name="L28">
      <style:text-properties fo:font-weight="normal" officeooo:rsid="0050c2ee" officeooo:paragraph-rsid="0042ac5a" style:font-weight-asian="normal" style:font-weight-complex="normal"/>
    </style:style>
    <style:style style:name="P86" style:family="paragraph" style:parent-style-name="Standard" style:list-style-name="L28">
      <style:text-properties fo:font-weight="normal" officeooo:rsid="0057cb53" officeooo:paragraph-rsid="0042ac5a" style:font-weight-asian="normal" style:font-weight-complex="normal"/>
    </style:style>
    <style:style style:name="P87" style:family="paragraph" style:parent-style-name="Standard" style:list-style-name="L3">
      <style:text-properties officeooo:paragraph-rsid="001e4926"/>
    </style:style>
    <style:style style:name="P88" style:family="paragraph" style:parent-style-name="Standard" style:list-style-name="L4"/>
    <style:style style:name="P89" style:family="paragraph" style:parent-style-name="Standard" style:list-style-name="L5">
      <style:text-properties officeooo:rsid="001c41b6" officeooo:paragraph-rsid="002f4bde"/>
    </style:style>
    <style:style style:name="P90" style:family="paragraph" style:parent-style-name="Standard" style:list-style-name="L9">
      <style:text-properties officeooo:rsid="001c41b6" officeooo:paragraph-rsid="002f4bde"/>
    </style:style>
    <style:style style:name="P91" style:family="paragraph" style:parent-style-name="Standard" style:list-style-name="L13">
      <style:text-properties officeooo:rsid="001c41b6" officeooo:paragraph-rsid="002f4bde"/>
    </style:style>
    <style:style style:name="P92" style:family="paragraph" style:parent-style-name="Standard" style:list-style-name="L7">
      <style:text-properties officeooo:paragraph-rsid="002f4bde"/>
    </style:style>
    <style:style style:name="P93" style:family="paragraph" style:parent-style-name="Standard" style:list-style-name="L7">
      <style:text-properties officeooo:rsid="001c8c9d" officeooo:paragraph-rsid="002f4bde"/>
    </style:style>
    <style:style style:name="P94" style:family="paragraph" style:parent-style-name="Standard" style:list-style-name="L11">
      <style:text-properties officeooo:rsid="001c8c9d" officeooo:paragraph-rsid="002f4bde"/>
    </style:style>
    <style:style style:name="P95" style:family="paragraph" style:parent-style-name="Standard" style:list-style-name="L8">
      <style:text-properties officeooo:paragraph-rsid="002f4bde"/>
    </style:style>
    <style:style style:name="P96" style:family="paragraph" style:parent-style-name="Standard" style:list-style-name="L9">
      <style:text-properties officeooo:paragraph-rsid="002f4bde"/>
    </style:style>
    <style:style style:name="P97" style:family="paragraph" style:parent-style-name="Standard" style:list-style-name="L11">
      <style:text-properties officeooo:paragraph-rsid="002f4bde"/>
    </style:style>
    <style:style style:name="P98" style:family="paragraph" style:parent-style-name="Standard" style:list-style-name="L12">
      <style:text-properties officeooo:paragraph-rsid="002f4bde"/>
    </style:style>
    <style:style style:name="P99" style:family="paragraph" style:parent-style-name="Standard" style:list-style-name="L13">
      <style:text-properties officeooo:paragraph-rsid="002f4bde"/>
    </style:style>
    <style:style style:name="P100" style:family="paragraph" style:parent-style-name="Standard" style:list-style-name="L14">
      <style:text-properties officeooo:paragraph-rsid="002f4bde"/>
    </style:style>
    <style:style style:name="P101" style:family="paragraph" style:parent-style-name="Standard" style:list-style-name="L15">
      <style:text-properties officeooo:paragraph-rsid="002f4bde"/>
    </style:style>
    <style:style style:name="P102" style:family="paragraph" style:parent-style-name="Standard" style:list-style-name="L15">
      <style:text-properties officeooo:rsid="001cc209" officeooo:paragraph-rsid="002f4bde"/>
    </style:style>
    <style:style style:name="P103" style:family="paragraph" style:parent-style-name="Standard" style:list-style-name="L16">
      <style:text-properties officeooo:paragraph-rsid="002f4bde"/>
    </style:style>
    <style:style style:name="P104" style:family="paragraph" style:parent-style-name="Standard" style:list-style-name="L17">
      <style:text-properties officeooo:paragraph-rsid="002f4bde"/>
    </style:style>
    <style:style style:name="P105" style:family="paragraph" style:parent-style-name="Standard" style:list-style-name="L18">
      <style:text-properties officeooo:paragraph-rsid="002f4bde"/>
    </style:style>
    <style:style style:name="P106" style:family="paragraph" style:parent-style-name="Standard" style:list-style-name="L19">
      <style:text-properties officeooo:paragraph-rsid="002f4bde"/>
    </style:style>
    <style:style style:name="P107" style:family="paragraph" style:parent-style-name="Standard" style:list-style-name="L20">
      <style:text-properties officeooo:paragraph-rsid="002fb617"/>
    </style:style>
    <style:style style:name="P108" style:family="paragraph" style:parent-style-name="Standard" style:list-style-name="L21">
      <style:text-properties officeooo:paragraph-rsid="0042ac5a"/>
    </style:style>
    <style:style style:name="P109" style:family="paragraph" style:parent-style-name="Standard" style:list-style-name="L21">
      <style:text-properties officeooo:rsid="00472c09" officeooo:paragraph-rsid="0042ac5a"/>
    </style:style>
    <style:style style:name="P110" style:family="paragraph" style:parent-style-name="Standard" style:list-style-name="L21">
      <style:text-properties officeooo:rsid="004991ee" officeooo:paragraph-rsid="0042ac5a"/>
    </style:style>
    <style:style style:name="P111" style:family="paragraph" style:parent-style-name="Standard" style:list-style-name="L27">
      <style:text-properties officeooo:rsid="004991ee" officeooo:paragraph-rsid="0042ac5a"/>
    </style:style>
    <style:style style:name="P112" style:family="paragraph" style:parent-style-name="Standard" style:list-style-name="L28">
      <style:text-properties officeooo:rsid="004991ee" officeooo:paragraph-rsid="0042ac5a"/>
    </style:style>
    <style:style style:name="P113" style:family="paragraph" style:parent-style-name="Standard">
      <style:text-properties officeooo:paragraph-rsid="0042ac5a"/>
    </style:style>
    <style:style style:name="P114" style:family="paragraph" style:parent-style-name="Standard" style:list-style-name="L1">
      <style:paragraph-properties fo:margin-left="0.741cm" fo:margin-right="0cm" fo:text-indent="0cm" style:auto-text-indent="false"/>
      <style:text-properties officeooo:paragraph-rsid="0037b142"/>
    </style:style>
    <style:style style:name="P115" style:family="paragraph" style:parent-style-name="Standard" style:list-style-name="L1">
      <style:paragraph-properties fo:margin-left="0.741cm" fo:margin-right="0cm" fo:text-indent="0cm" style:auto-text-indent="false"/>
      <style:text-properties fo:font-weight="normal" officeooo:rsid="0040cd4e" officeooo:paragraph-rsid="0040cd4e" style:font-weight-asian="normal" style:font-weight-complex="normal"/>
    </style:style>
    <style:style style:name="P116" style:family="paragraph" style:parent-style-name="Standard" style:list-style-name="L1">
      <style:paragraph-properties fo:margin-left="0.741cm" fo:margin-right="0cm" fo:text-indent="0cm" style:auto-text-indent="false"/>
      <style:text-properties fo:font-weight="normal" officeooo:rsid="0040cd4e" officeooo:paragraph-rsid="00418153" style:font-weight-asian="normal" style:font-weight-complex="normal"/>
    </style:style>
    <style:style style:name="P117" style:family="paragraph" style:parent-style-name="Standard" style:list-style-name="L21">
      <style:paragraph-properties fo:margin-left="0.741cm" fo:margin-right="0cm" fo:text-indent="0cm" style:auto-text-indent="false"/>
      <style:text-properties fo:font-weight="normal" officeooo:rsid="0040cd4e" officeooo:paragraph-rsid="0042ac5a" style:font-weight-asian="normal" style:font-weight-complex="normal"/>
    </style:style>
    <style:style style:name="P118" style:family="paragraph" style:parent-style-name="Standard">
      <style:paragraph-properties fo:margin-left="0.741cm" fo:margin-right="0cm" fo:text-indent="0cm" style:auto-text-indent="false"/>
      <style:text-properties fo:font-weight="normal" officeooo:rsid="003436cc" officeooo:paragraph-rsid="0042ac5a" style:font-weight-asian="normal" style:font-weight-complex="normal"/>
    </style:style>
    <style:style style:name="P119" style:family="paragraph" style:parent-style-name="Standard">
      <style:paragraph-properties fo:margin-left="0.741cm" fo:margin-right="0cm" fo:text-indent="0cm" style:auto-text-indent="false"/>
      <style:text-properties fo:font-weight="normal" officeooo:rsid="0056aa38" officeooo:paragraph-rsid="0042ac5a" style:font-weight-asian="normal" style:font-weight-complex="normal"/>
    </style:style>
    <style:style style:name="P120" style:family="paragraph" style:parent-style-name="Standard" style:list-style-name="L28">
      <style:paragraph-properties fo:margin-left="0.741cm" fo:margin-right="0cm" fo:text-indent="0cm" style:auto-text-indent="false"/>
      <style:text-properties fo:font-weight="normal" officeooo:rsid="0057cb53" officeooo:paragraph-rsid="0042ac5a" style:font-weight-asian="normal" style:font-weight-complex="normal"/>
    </style:style>
    <style:style style:name="P121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42ac5a"/>
    </style:style>
    <style:style style:name="P122" style:family="paragraph" style:parent-style-name="Standard">
      <style:paragraph-properties fo:margin-left="0.741cm" fo:margin-right="0cm" fo:text-indent="0cm" style:auto-text-indent="false"/>
      <style:text-properties officeooo:rsid="003436cc" officeooo:paragraph-rsid="0042ac5a"/>
    </style:style>
    <style:style style:name="P123" style:family="paragraph" style:parent-style-name="Standard" style:list-style-name="L21">
      <style:paragraph-properties fo:margin-left="0.741cm" fo:margin-right="0cm" fo:text-indent="0cm" style:auto-text-indent="false"/>
      <style:text-properties officeooo:paragraph-rsid="0042ac5a"/>
    </style:style>
    <style:style style:name="P124" style:family="paragraph" style:parent-style-name="Standard">
      <style:paragraph-properties fo:margin-left="0.741cm" fo:margin-right="0cm" fo:text-indent="0cm" style:auto-text-indent="false"/>
      <style:text-properties officeooo:rsid="0039388d" officeooo:paragraph-rsid="0042ac5a"/>
    </style:style>
    <style:style style:name="P125" style:family="paragraph" style:parent-style-name="Standard">
      <style:paragraph-properties fo:margin-left="0.741cm" fo:margin-right="0cm" fo:text-indent="0cm" style:auto-text-indent="false"/>
      <style:text-properties officeooo:rsid="003a9510" officeooo:paragraph-rsid="0042ac5a"/>
    </style:style>
    <style:style style:name="P126" style:family="paragraph" style:parent-style-name="Standard">
      <style:paragraph-properties fo:margin-left="0.741cm" fo:margin-right="0cm" fo:text-indent="0cm" style:auto-text-indent="false"/>
      <style:text-properties officeooo:paragraph-rsid="0042ac5a"/>
    </style:style>
    <style:style style:name="P127" style:family="paragraph" style:parent-style-name="Standard">
      <style:paragraph-properties fo:margin-left="0cm" fo:margin-right="0cm" fo:text-indent="0cm" style:auto-text-indent="false"/>
      <style:text-properties fo:font-weight="normal" officeooo:rsid="00522df2" officeooo:paragraph-rsid="0042ac5a" style:font-weight-asian="normal" style:font-weight-complex="normal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font-weight="normal" officeooo:rsid="0040cd4e" officeooo:paragraph-rsid="0042ac5a" style:font-weight-asian="normal" style:font-weight-complex="normal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font-weight="normal" officeooo:rsid="00418153" officeooo:paragraph-rsid="0042ac5a" style:font-weight-asian="normal" style:font-weight-complex="normal"/>
    </style:style>
    <style:style style:name="P130" style:family="paragraph" style:parent-style-name="Standard">
      <style:paragraph-properties fo:margin-left="0cm" fo:margin-right="0cm" fo:text-indent="0cm" style:auto-text-indent="false"/>
      <style:text-properties officeooo:rsid="000f6c73" officeooo:paragraph-rsid="0042ac5a"/>
    </style:style>
    <style:style style:name="P131" style:family="paragraph" style:parent-style-name="Standard">
      <style:paragraph-properties fo:margin-left="0cm" fo:margin-right="0cm" fo:text-indent="0cm" style:auto-text-indent="false"/>
      <style:text-properties officeooo:paragraph-rsid="0042ac5a"/>
    </style:style>
    <style:style style:name="P132" style:family="paragraph" style:parent-style-name="Title">
      <style:text-properties officeooo:rsid="00169ac8" officeooo:paragraph-rsid="0042ac5a"/>
    </style:style>
    <style:style style:name="P133" style:family="paragraph" style:parent-style-name="Heading" style:list-style-name="L2">
      <style:text-properties officeooo:paragraph-rsid="001e4926"/>
    </style:style>
    <style:style style:name="P134" style:family="paragraph" style:parent-style-name="Heading" style:list-style-name="L2">
      <style:text-properties officeooo:paragraph-rsid="002f4bde"/>
    </style:style>
    <style:style style:name="P135" style:family="paragraph" style:parent-style-name="Heading" style:list-style-name="L2">
      <style:text-properties officeooo:paragraph-rsid="002fb617"/>
    </style:style>
    <style:style style:name="P136" style:family="paragraph" style:parent-style-name="Text_20_body">
      <style:text-properties officeooo:paragraph-rsid="0042ac5a"/>
    </style:style>
    <style:style style:name="P137" style:family="paragraph" style:parent-style-name="Heading_20_1">
      <style:text-properties fo:font-size="14pt" style:font-size-asian="14pt" style:font-size-complex="14pt"/>
    </style:style>
    <style:style style:name="P138" style:family="paragraph" style:parent-style-name="Heading_20_1">
      <style:text-properties fo:font-size="14pt" officeooo:paragraph-rsid="003c55bd" style:font-size-asian="14pt" style:font-size-complex="14pt"/>
    </style:style>
    <style:style style:name="P139" style:family="paragraph" style:parent-style-name="Heading_20_1">
      <style:text-properties fo:font-size="14pt" officeooo:paragraph-rsid="001cc209" style:font-size-asian="14pt" style:font-size-complex="14pt"/>
    </style:style>
    <style:style style:name="P140" style:family="paragraph" style:parent-style-name="Heading_20_1">
      <style:text-properties fo:font-size="14pt" officeooo:paragraph-rsid="001e4926" style:font-size-asian="14pt" style:font-size-complex="14pt"/>
    </style:style>
    <style:style style:name="P141" style:family="paragraph" style:parent-style-name="Heading_20_1">
      <style:text-properties fo:font-size="14pt" officeooo:paragraph-rsid="002f4bde" style:font-size-asian="14pt" style:font-size-complex="14pt"/>
    </style:style>
    <style:style style:name="P142" style:family="paragraph" style:parent-style-name="Heading_20_1">
      <style:text-properties fo:font-size="14pt" officeooo:paragraph-rsid="002fb617" style:font-size-asian="14pt" style:font-size-complex="14pt"/>
    </style:style>
    <style:style style:name="P143" style:family="paragraph" style:parent-style-name="Heading_20_1" style:list-style-name="">
      <style:text-properties fo:font-size="14pt" officeooo:paragraph-rsid="0042ac5a" style:font-size-asian="14pt" style:font-size-complex="14pt"/>
    </style:style>
    <style:style style:name="P144" style:family="paragraph" style:parent-style-name="Heading_20_1">
      <style:text-properties fo:font-size="14pt" officeooo:paragraph-rsid="0042ac5a" style:font-size-asian="14pt" style:font-size-complex="14pt"/>
    </style:style>
    <style:style style:name="P145" style:family="paragraph" style:parent-style-name="Heading_20_1">
      <style:text-properties style:font-name="Liberation Sans" fo:font-size="14pt" officeooo:paragraph-rsid="001cc209" style:font-size-asian="14pt" style:font-size-complex="14pt"/>
    </style:style>
    <style:style style:name="P146" style:family="paragraph" style:parent-style-name="Heading_20_1">
      <style:text-properties style:font-name="Liberation Sans" fo:font-size="14pt" officeooo:paragraph-rsid="0042ac5a" style:font-size-asian="14pt" style:font-size-complex="14pt"/>
    </style:style>
    <style:style style:name="P147" style:family="paragraph" style:parent-style-name="Heading_20_1">
      <style:text-properties officeooo:paragraph-rsid="002f4bde"/>
    </style:style>
    <style:style style:name="P148" style:family="paragraph" style:parent-style-name="Heading_20_1">
      <style:text-properties officeooo:paragraph-rsid="0042ac5a"/>
    </style:style>
    <style:style style:name="P149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50" style:family="paragraph" style:parent-style-name="Heading_20_1">
      <style:paragraph-properties fo:break-before="page"/>
      <style:text-properties fo:font-size="14pt" officeooo:paragraph-rsid="003c55bd" style:font-size-asian="14pt" style:font-size-complex="14pt"/>
    </style:style>
    <style:style style:name="P151" style:family="paragraph" style:parent-style-name="Heading_20_1">
      <style:paragraph-properties fo:break-before="page"/>
      <style:text-properties fo:font-size="14pt" officeooo:paragraph-rsid="001cc209" style:font-size-asian="14pt" style:font-size-complex="14pt"/>
    </style:style>
    <style:style style:name="P152" style:family="paragraph" style:parent-style-name="Heading_20_1">
      <style:paragraph-properties fo:break-before="page"/>
      <style:text-properties fo:font-size="14pt" officeooo:paragraph-rsid="002f4bde" style:font-size-asian="14pt" style:font-size-complex="14pt"/>
    </style:style>
    <style:style style:name="P153" style:family="paragraph" style:parent-style-name="Heading_20_1">
      <style:paragraph-properties fo:break-before="page"/>
      <style:text-properties fo:font-size="14pt" officeooo:paragraph-rsid="002fb617" style:font-size-asian="14pt" style:font-size-complex="14pt"/>
    </style:style>
    <style:style style:name="P154" style:family="paragraph" style:parent-style-name="Heading_20_1">
      <style:paragraph-properties fo:break-before="page"/>
      <style:text-properties fo:font-size="14pt" officeooo:paragraph-rsid="0042ac5a" style:font-size-asian="14pt" style:font-size-complex="14pt"/>
    </style:style>
    <style:style style:name="P155" style:family="paragraph" style:parent-style-name="Heading_20_1">
      <style:paragraph-properties fo:margin-left="0cm" fo:margin-right="0cm" fo:text-indent="0cm" style:auto-text-indent="false"/>
      <style:text-properties fo:font-size="14pt" fo:font-weight="bold" officeooo:paragraph-rsid="0042ac5a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0pt" style:text-underline-style="none" officeooo:rsid="0012c30f" style:font-size-asian="10pt" style:font-size-complex="10pt"/>
    </style:style>
    <style:style style:name="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T3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style style:name="T4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T5" style:family="text">
      <style:text-properties officeooo:rsid="00149bda"/>
    </style:style>
    <style:style style:name="T6" style:family="text">
      <style:text-properties officeooo:rsid="001c8c9d"/>
    </style:style>
    <style:style style:name="T7" style:family="text">
      <style:text-properties officeooo:rsid="000f6c7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afdcc"/>
    </style:style>
    <style:style style:name="T10" style:family="text">
      <style:text-properties style:text-position="0% 100%" fo:font-size="14pt" officeooo:rsid="001afdcc" style:font-size-asian="14pt" style:font-size-complex="14pt"/>
    </style:style>
    <style:style style:name="T11" style:family="text">
      <style:text-properties style:text-position="0% 100%" fo:font-size="14pt" officeooo:rsid="002f4bde" style:font-size-asian="14pt" style:font-size-complex="14pt"/>
    </style:style>
    <style:style style:name="T12" style:family="text">
      <style:text-properties style:text-position="0% 100%" fo:font-size="14pt" officeooo:rsid="000f6c73" style:font-size-asian="14pt" style:font-size-complex="14pt"/>
    </style:style>
    <style:style style:name="T13" style:family="text">
      <style:text-properties style:text-position="0% 100%" officeooo:rsid="001cc209"/>
    </style:style>
    <style:style style:name="T14" style:family="text">
      <style:text-properties style:text-position="0% 100%" officeooo:rsid="002f4bde"/>
    </style:style>
    <style:style style:name="T15" style:family="text">
      <style:text-properties style:text-position="0% 100%" officeooo:rsid="002fb617"/>
    </style:style>
    <style:style style:name="T16" style:family="text">
      <style:text-properties style:text-position="0% 100%" officeooo:rsid="003436cc"/>
    </style:style>
    <style:style style:name="T17" style:family="text">
      <style:text-properties style:text-position="0% 100%" officeooo:rsid="0056aa38"/>
    </style:style>
    <style:style style:name="T18" style:family="text">
      <style:text-properties style:text-position="0% 100%" officeooo:rsid="000f6c73"/>
    </style:style>
    <style:style style:name="T19" style:family="text">
      <style:text-properties style:text-position="0% 100%" officeooo:rsid="003258a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9ac8" style:font-weight-asian="normal" style:font-weight-complex="normal"/>
    </style:style>
    <style:style style:name="T22" style:family="text">
      <style:text-properties fo:font-weight="normal" officeooo:rsid="00178faf" style:font-weight-asian="normal" style:font-weight-complex="normal"/>
    </style:style>
    <style:style style:name="T23" style:family="text">
      <style:text-properties fo:font-weight="normal" officeooo:rsid="00195c88" style:font-weight-asian="normal" style:font-weight-complex="normal"/>
    </style:style>
    <style:style style:name="T24" style:family="text">
      <style:text-properties fo:font-weight="normal" officeooo:rsid="001afdcc" style:font-weight-asian="normal" style:font-weight-complex="normal"/>
    </style:style>
    <style:style style:name="T25" style:family="text">
      <style:text-properties fo:font-weight="normal" officeooo:rsid="001c8c9d" style:font-weight-asian="normal" style:font-weight-complex="normal"/>
    </style:style>
    <style:style style:name="T26" style:family="text">
      <style:text-properties fo:font-weight="normal" officeooo:rsid="001cc209" style:font-weight-asian="normal" style:font-weight-complex="normal"/>
    </style:style>
    <style:style style:name="T27" style:family="text">
      <style:text-properties fo:font-weight="normal" officeooo:rsid="001e4926" style:font-weight-asian="normal" style:font-weight-complex="normal"/>
    </style:style>
    <style:style style:name="T28" style:family="text">
      <style:text-properties fo:font-weight="normal" officeooo:rsid="00344873" style:font-weight-asian="normal" style:font-weight-complex="normal"/>
    </style:style>
    <style:style style:name="T29" style:family="text">
      <style:text-properties fo:font-weight="normal" officeooo:rsid="00352a74" style:font-weight-asian="normal" style:font-weight-complex="normal"/>
    </style:style>
    <style:style style:name="T30" style:family="text">
      <style:text-properties fo:font-weight="normal" officeooo:rsid="0035bae1" style:font-weight-asian="normal" style:font-weight-complex="normal"/>
    </style:style>
    <style:style style:name="T31" style:family="text">
      <style:text-properties fo:font-weight="normal" officeooo:rsid="0037b142" style:font-weight-asian="normal" style:font-weight-complex="normal"/>
    </style:style>
    <style:style style:name="T32" style:family="text">
      <style:text-properties fo:font-weight="normal" officeooo:rsid="0039388d" style:font-weight-asian="normal" style:font-weight-complex="normal"/>
    </style:style>
    <style:style style:name="T33" style:family="text">
      <style:text-properties fo:font-weight="normal" officeooo:rsid="00467553" style:font-weight-asian="normal" style:font-weight-complex="normal"/>
    </style:style>
    <style:style style:name="T34" style:family="text">
      <style:text-properties fo:font-weight="normal" officeooo:rsid="000f6c73" style:font-weight-asian="normal" style:font-weight-complex="normal"/>
    </style:style>
    <style:style style:name="T35" style:family="text">
      <style:text-properties fo:font-weight="normal" officeooo:rsid="004a4190" style:font-weight-asian="normal" style:font-weight-complex="normal"/>
    </style:style>
    <style:style style:name="T36" style:family="text">
      <style:text-properties fo:font-weight="normal" officeooo:rsid="0050c2ee" style:font-weight-asian="normal" style:font-weight-complex="normal"/>
    </style:style>
    <style:style style:name="T37" style:family="text">
      <style:text-properties fo:font-weight="normal" officeooo:rsid="00522df2" style:font-weight-asian="normal" style:font-weight-complex="normal"/>
    </style:style>
    <style:style style:name="T38" style:family="text">
      <style:text-properties fo:font-weight="normal" officeooo:rsid="0057cb53" style:font-weight-asian="normal" style:font-weight-complex="normal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01afdcc" style:font-size-asian="14pt" style:font-size-complex="14pt"/>
    </style:style>
    <style:style style:name="T41" style:family="text">
      <style:text-properties fo:font-size="14pt" officeooo:rsid="002f4bde" style:font-size-asian="14pt" style:font-size-complex="14pt"/>
    </style:style>
    <style:style style:name="T42" style:family="text">
      <style:text-properties officeooo:rsid="00178faf"/>
    </style:style>
    <style:style style:name="T43" style:family="text">
      <style:text-properties officeooo:rsid="00195c88"/>
    </style:style>
    <style:style style:name="T44" style:family="text">
      <style:text-properties officeooo:rsid="001afdcc"/>
    </style:style>
    <style:style style:name="T45" style:family="text">
      <style:text-properties officeooo:rsid="001cc209"/>
    </style:style>
    <style:style style:name="T46" style:family="text">
      <style:text-properties officeooo:rsid="0024163f"/>
    </style:style>
    <style:style style:name="T47" style:family="text">
      <style:text-properties officeooo:rsid="00246b2d"/>
    </style:style>
    <style:style style:name="T48" style:family="text">
      <style:text-properties officeooo:rsid="0024955f"/>
    </style:style>
    <style:style style:name="T49" style:family="text">
      <style:text-properties officeooo:rsid="00283807"/>
    </style:style>
    <style:style style:name="T50" style:family="text">
      <style:text-properties officeooo:rsid="002b666e"/>
    </style:style>
    <style:style style:name="T51" style:family="text">
      <style:text-properties officeooo:rsid="002f4bde"/>
    </style:style>
    <style:style style:name="T52" style:family="text">
      <style:text-properties officeooo:rsid="002fb617"/>
    </style:style>
    <style:style style:name="T53" style:family="text">
      <style:text-properties officeooo:rsid="003258ab"/>
    </style:style>
    <style:style style:name="T54" style:family="text">
      <style:text-properties officeooo:rsid="003c55bd"/>
    </style:style>
    <style:style style:name="T55" style:family="text">
      <style:text-properties officeooo:rsid="00418153"/>
    </style:style>
    <style:style style:name="T56" style:family="text">
      <style:text-properties officeooo:rsid="004e86ad"/>
    </style:style>
    <style:style style:name="T57" style:family="text">
      <style:text-properties officeooo:rsid="0045f397"/>
    </style:style>
    <style:style style:name="T58" style:family="text">
      <style:text-properties officeooo:rsid="004439eb"/>
    </style:style>
    <style:style style:name="T59" style:family="text">
      <style:text-properties officeooo:rsid="00533337"/>
    </style:style>
    <style:style style:name="T60" style:family="text">
      <style:text-properties officeooo:rsid="00522df2"/>
    </style:style>
    <style:style style:name="T61" style:family="text">
      <style:text-properties officeooo:rsid="0057cb53"/>
    </style:style>
    <style:style style:name="T62" style:family="text">
      <style:text-properties officeooo:rsid="0059a5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bookmark-start text:name="__DdeLink__5_959759738"/>Testfallbeschreibung </text:p>
      <text:p text:style-name="P136">Diese Testfallbeschreibung definiert repräsentative Testfälle für den jeweilige <text:bookmark-start text:name="__DdeLink__19_959759738"/><text:bookmark-start text:name="__DdeLink__164_959759738"/>Anwendungsfall<text:bookmark-end text:name="__DdeLink__19_959759738"/><text:bookmark-end text:name="__DdeLink__164_959759738"/>. Eine Gesamtübersicht aller Anwendungsfälle findet sich in der Anforderungsbeschreibung.</text:p>
      <text:p text:style-name="P136">Diese Beschreibung betrifft <text:span text:style-name="T46">die folgenden</text:span> Anwendungsfälle der Anforderungsbeschreibung:<text:bookmark-end text:name="__DdeLink__5_959759738"/></text:p>
      <text:p text:style-name="P126"><text:bookmark-start text:name="__DdeLink__159_959759738"/><text:span text:style-name="T7">5.1.1</text:span><text:bookmark-start text:name="__DdeLink__0_959759738"/><text:span text:style-name="T7"><text:tab/></text:span><text:bookmark-start text:name="__DdeLink__21_959759738"/><text:span text:style-name="T7">Location</text:span><text:bookmark-end text:name="__DdeLink__0_959759738"/><text:span text:style-name="T7"> hinzufügen</text:span><text:bookmark-end text:name="__DdeLink__21_959759738"/><text:span text:style-name="T7"> </text:span><text:bookmark-start text:name="__DdeLink__31_959759738"/><text:span text:style-name="T7">(Liste)</text:span><text:bookmark-end text:name="__DdeLink__159_959759738"/><text:bookmark-end text:name="__DdeLink__31_959759738"/></text:p>
      <text:p text:style-name="P121"><text:bookmark-start text:name="__DdeLink__174_959759738"/>5.1.3<text:span text:style-name="T8"><text:tab/>Location</text:span> bearbeiten (Liste)<text:bookmark-end text:name="__DdeLink__174_959759738"/></text:p>
      <text:p text:style-name="P121">5.1.4<text:tab/>Location löschen (Liste)</text:p>
      <text:p text:style-name="P121">5.1.5<text:tab/>Locations anzeigen (Liste)</text:p>
      <text:p text:style-name="P121">5.1.9<text:tab/>Locations suchen/filtern (Liste)</text:p>
      <text:p text:style-name="P121">5.1.11<text:tab/>Locations sortieren (Liste)</text:p>
      <text:p text:style-name="P121">5.1.13<text:tab/>Locations importieren (Liste)</text:p>
      <text:p text:style-name="P121">5.1.14<text:tab/>Locations exportieren (Liste)</text:p>
      <text:p text:style-name="P130"/>
      <text:p text:style-name="P126"><text:bookmark-start text:name="__DdeLink__159_9597597381"/><text:span text:style-name="T7">5.1.2</text:span><text:bookmark-start text:name="__DdeLink__0_9597597381"/><text:span text:style-name="T7"><text:tab/></text:span><text:bookmark-start text:name="__DdeLink__21_9597597381"/><text:span text:style-name="T7">Location</text:span><text:bookmark-end text:name="__DdeLink__0_9597597381"/><text:span text:style-name="T7"> hinzufügen</text:span><text:bookmark-end text:name="__DdeLink__21_9597597381"/><text:span text:style-name="T7"> </text:span><text:bookmark-start text:name="__DdeLink__31_9597597381"/><text:span text:style-name="T7">(Karte)</text:span><text:bookmark-end text:name="__DdeLink__159_9597597381"/><text:bookmark-end text:name="__DdeLink__31_9597597381"/></text:p>
      <text:p text:style-name="P121"><text:bookmark-start text:name="__DdeLink__174_9597597381"/>5.1.<text:span text:style-name="T46">6</text:span><text:span text:style-name="T8"><text:tab/>Location</text:span> <text:span text:style-name="T53">anzeigen</text:span> (Karte)<text:bookmark-end text:name="__DdeLink__174_9597597381"/></text:p>
      <text:p text:style-name="P121">5.1.<text:span text:style-name="T46">7</text:span><text:tab/>Location-<text:span text:style-name="T46">Details</text:span> <text:span text:style-name="T46">anzeigen</text:span></text:p>
      <text:p text:style-name="P121">5.1.<text:span text:style-name="T46">8</text:span><text:tab/><text:span text:style-name="T46">Zwei Locations zusammenführen</text:span></text:p>
      <text:p text:style-name="P121">5.1.<text:span text:style-name="T46">10</text:span><text:tab/>Locations suchen/filtern (<text:span text:style-name="T47">Karte</text:span>)</text:p>
      <text:p text:style-name="P121">5.<text:span text:style-name="T46">2</text:span>.<text:span text:style-name="T46">1</text:span><text:tab/><text:span text:style-name="T48">Kategorie anlegen</text:span></text:p>
      <text:p text:style-name="P121">5.<text:span text:style-name="T46">2</text:span>.<text:span text:style-name="T46">2</text:span><text:tab/><text:span text:style-name="T48">Kategorie</text:span> <text:span text:style-name="T49">bearbeiten</text:span></text:p>
      <text:p text:style-name="P121">5.<text:span text:style-name="T46">2</text:span>.<text:span text:style-name="T46">3</text:span><text:tab/><text:span text:style-name="T48">Kategorie löschen</text:span></text:p>
      <text:p text:style-name="P121">5.<text:span text:style-name="T46">2</text:span>.<text:span text:style-name="T46">4</text:span><text:tab/><text:span text:style-name="T50">Zwei Kategorien</text:span> <text:span text:style-name="T50">zusammenführen</text:span></text:p>
      <text:p text:style-name="P130"/>
      <text:p text:style-name="P126"><text:bookmark-start text:name="__DdeLink__159_95975973812"/><text:span text:style-name="T7">5.1.12</text:span><text:bookmark-start text:name="__DdeLink__0_95975973812"/><text:span text:style-name="T7"><text:tab/></text:span><text:bookmark-end text:name="__DdeLink__159_95975973812"/><text:bookmark-end text:name="__DdeLink__0_95975973812"/><text:span text:style-name="T7">Eine Location teilen</text:span></text:p>
      <text:p text:style-name="P121">5.<text:span text:style-name="T51">3</text:span>.<text:span text:style-name="T51">1</text:span><text:tab/><text:span text:style-name="T51">Anlegen einer Gruppe</text:span></text:p>
      <text:p text:style-name="P121">5.<text:span text:style-name="T51">3</text:span>.<text:span text:style-name="T51">2</text:span><text:tab/><text:span text:style-name="T51">Gruppe bearbeiten</text:span></text:p>
      <text:p text:style-name="P121">5.<text:span text:style-name="T51">3</text:span>.<text:span text:style-name="T51">3</text:span><text:tab/><text:span text:style-name="T51">Gruppe löschen</text:span></text:p>
      <text:p text:style-name="P121">5.<text:span text:style-name="T51">3</text:span>.<text:span text:style-name="T51">4</text:span><text:tab/><text:span text:style-name="T51">Einen Freund hinzufügen</text:span><text:bookmark-start text:name="__DdeLink__2172_1968329438"/><text:bookmark-start text:name="__DdeLink__2174_1968329438"/></text:p>
      <text:p text:style-name="P121">5.<text:span text:style-name="T51">3</text:span>.<text:span text:style-name="T51">5</text:span><text:tab/><text:span text:style-name="T51">Einen Freund löschen</text:span><text:bookmark-end text:name="__DdeLink__2172_1968329438"/><text:bookmark-end text:name="__DdeLink__2174_1968329438"/></text:p>
      <text:p text:style-name="P121">5.<text:span text:style-name="T51">3</text:span>.<text:span text:style-name="T53">6</text:span><text:tab/><text:span text:style-name="T51">Einen Freund bearbeiten</text:span></text:p>
      <text:h text:style-name="P144" text:outline-level="1" text:is-list-header="true" text:restart-numbering="true" text:start-value="-1"/>
      <text:h text:style-name="P154" text:outline-level="1"><text:span text:style-name="T16">Test</text:span><text:bookmark-start text:name="__DdeLink__181_959759738"/><text:bookmark-start text:name="__DdeLink__142_959759738"/>: 5.1.1 Location hinzufügen (Liste)<text:bookmark-end text:name="__DdeLink__181_959759738"/> </text:h>
      <text:p text:style-name="P126"><text:bookmark-start text:name="__DdeLink__215_959759738"/>Der Testfall wird wie in der Anwendungsbeschreibung vorgegeben durchgeführt.</text:p>
      <text:p text:style-name="P122">Im Hauptbild die entsprechende Schaltfläche anklicken um in die Ansicht zu gelangen.</text:p>
      <text:p text:style-name="P118"/>
      <text:list xml:id="list710562515974612223" text:style-name="L21">
        <text:list-item>
          <text:p text:style-name="P47"><text:span text:style-name="T28">Erstellen einer Location benötigt zwingend folgende Daten:<text:line-break/>Name, Kategorie, GPS </text:span><text:span text:style-name="T29">Koordinaten</text:span><text:span text:style-name="T20">.</text:span></text:p>
        </text:list-item>
        <text:list-item>
          <text:p text:style-name="P50"><text:span text:style-name="T20">Weitere Eigenschaften sind möglich aber optional:<text:line-break/></text:span><text:span text:style-name="T29">Kommentar</text:span><text:span text:style-name="T20">, </text:span><text:span text:style-name="T29">Anschrift</text:span><text:span text:style-name="T20">, </text:span><text:span text:style-name="T29">Webseite, </text:span><text:span text:style-name="T31">E-Mail-Adresse</text:span><text:span text:style-name="T29">, Telefonnummer, Medien URL.</text:span></text:p>
        </text:list-item>
        <text:list-item>
          <text:p text:style-name="P54"><text:span text:style-name="T20">Automatisch eingetragen wird:<text:line-break/>ID, Besitzer, Änderungsdatum, Erstellungsdatum.</text:span></text:p>
        </text:list-item>
        <text:list-item>
          <text:p text:style-name="P57">Locations mit gleichem Namen sind zulässig.</text:p>
        </text:list-item>
        <text:list-item>
          <text:p text:style-name="P59">Wird eine Adresse angegeben wird diese auf Korrektheit geprüft.</text:p>
        </text:list-item>
        <text:list-item>
          <text:p text:style-name="P47"><text:span text:style-name="T20">Die zugehörigen GPS Koordinaten weichen </text:span><text:span text:style-name="T29">nur gering ab.</text:span></text:p>
        </text:list-item>
        <text:list-item>
          <text:p text:style-name="P108"><text:span text:style-name="T29">Die </text:span><text:span text:style-name="T30">optionalen Felder sind gültig</text:span><text:span text:style-name="T29"> (Webseite, Email, Telefon)</text:span><text:bookmark-end text:name="__DdeLink__142_959759738"/><text:bookmark-end text:name="__DdeLink__215_959759738"/></text:p>
        </text:list-item>
      </text:list>
      <text:p text:style-name="P113"/>
      <text:p text:style-name="P113"/>
      <text:h text:style-name="P144" text:outline-level="1"><text:span text:style-name="T16">Test</text:span><text:span text:style-name="T13">: 5.1.</text:span><text:span text:style-name="T9">3 Location </text:span><text:bookmark-start text:name="__DdeLink__243_959759738"/><text:bookmark-start text:name="__DdeLink__185_959759738"/><text:span text:style-name="T9">bearbeiten</text:span><text:bookmark-end text:name="__DdeLink__243_959759738"/><text:bookmark-end text:name="__DdeLink__185_959759738"/><text:span text:style-name="T9"> (Liste) </text:span></text:h>
      <text:p text:style-name="P126"><text:bookmark-start text:name="__DdeLink__268_959759738"/><text:bookmark-start text:name="__DdeLink__305_959759738"/><text:bookmark-start text:name="__DdeLink__215_9597597382"/>Der Testfall wird wie in der Anwendungsbeschreibung vorgegeben durchgeführt.</text:p>
      <text:p text:style-name="P122">Im Hauptbild die entsprechende <text:span text:style-name="T56">Location</text:span> anklicken um <text:span text:style-name="T56">ihre Details anzuzeigen, dort das Bearbeiten Icon anklicken</text:span>.</text:p>
      <text:p text:style-name="P118"/>
      <text:list xml:id="list155244053800800" text:continue-list="list710562515974612223" text:style-name="L21">
        <text:list-item text:start-value="1">
          <text:p text:style-name="P47"><text:span text:style-name="T31">Beim bearbeiten</text:span><text:span text:style-name="T28"> einer Location </text:span><text:span text:style-name="T32">dürfen</text:span><text:span text:style-name="T31"> die benötigten Daten nicht leer </text:span><text:span text:style-name="T32">werden</text:span><text:span text:style-name="T28">:<text:line-break/>Name, Kategorie, GPS </text:span><text:span text:style-name="T29">Koordinaten</text:span><text:span text:style-name="T20">.</text:span></text:p>
        </text:list-item>
        <text:list-item>
          <text:p text:style-name="P50"><text:span text:style-name="T20">Weitere Eigenschaften sind möglich aber optional:<text:line-break/></text:span><text:span text:style-name="T29">Kommentar</text:span><text:span text:style-name="T20">, </text:span><text:span text:style-name="T29">Anschrift</text:span><text:span text:style-name="T20">, </text:span><text:span text:style-name="T29">Webseite, </text:span><text:span text:style-name="T31">E-Mail-Adresse</text:span><text:span text:style-name="T29">, Telefonnummer, Medien URL.</text:span></text:p>
        </text:list-item>
        <text:list-item>
          <text:p text:style-name="P54"><text:span text:style-name="T32">Das </text:span><text:span text:style-name="T20">Änderungsdatum </text:span><text:span text:style-name="T32">wird automatisch eingetragen.</text:span></text:p>
        </text:list-item>
        <text:list-item>
          <text:p text:style-name="P54"><text:span text:style-name="T32">Die Eigenschaften </text:span><text:span text:style-name="T20">ID, Besitzer, Erstellungsdatum</text:span><text:span text:style-name="T32"> verändern sich nicht.</text:span></text:p>
        </text:list-item>
        <text:list-item>
          <text:p text:style-name="P57">Locations mit gleichem Namen sind zulässig.</text:p>
        </text:list-item>
        <text:list-item>
          <text:p text:style-name="P47"><text:span text:style-name="T20">Wird eine Adresse angegeben/</text:span><text:span text:style-name="T32">geändert</text:span><text:span text:style-name="T20"> wird diese auf Korrektheit geprüft.</text:span></text:p>
        </text:list-item>
        <text:list-item>
          <text:p text:style-name="P47"><text:span text:style-name="T20">Die zugehörigen GPS Koordinaten weichen </text:span><text:span text:style-name="T29">nur gering ab.</text:span></text:p>
        </text:list-item>
        <text:list-item>
          <text:p text:style-name="P123"><text:bookmark-end text:name="__DdeLink__268_959759738"/><text:span text:style-name="T29">Die </text:span><text:span text:style-name="T30">optionalen Felder sind gültig</text:span><text:span text:style-name="T29"> (Webseite, Email, Telefon)</text:span><text:bookmark-end text:name="__DdeLink__215_9597597382"/></text:p>
        </text:list-item>
      </text:list>
      <text:p text:style-name="P113"/>
      <text:p text:style-name="P113"/>
      <text:h text:style-name="P144" text:outline-level="1"><text:bookmark-end text:name="__DdeLink__305_959759738"/>Test: 5.1.<text:span text:style-name="T45">4 </text:span><text:span text:style-name="T9">Location</text:span><text:span text:style-name="T44"> </text:span><text:bookmark-start text:name="__DdeLink__185_95975973811"/><text:bookmark-start text:name="__DdeLink__243_95975973811"/><text:span text:style-name="T44">l</text:span><text:bookmark-end text:name="__DdeLink__185_95975973811"/><text:bookmark-end text:name="__DdeLink__243_95975973811"/><text:span text:style-name="T44">öschen (Liste) </text:span></text:h>
      <text:p text:style-name="P126"><text:bookmark-start text:name="__DdeLink__215_95975973821"/>Der Testfall wird wie in der Anwendungsbeschreibung vorgegeben durchgeführt.</text:p>
      <text:p text:style-name="P122">Im Hauptbild wird die Location angeklickt um in die Detail/Editieren Ansicht zu gelangen.</text:p>
      <text:p text:style-name="P124">Anschließend wird oben rechts die entsprechende Schaltfläche betätigt.</text:p>
      <text:p text:style-name="P118"/>
      <text:list xml:id="list155244700070325" text:continue-list="list155244053800800" text:style-name="L21">
        <text:list-item text:start-value="1">
          <text:p text:style-name="P62"><text:bookmark-end text:name="__DdeLink__215_95975973821"/>Die Location wird gelöscht und ist danach nicht mehr in der Liste sichtbar.</text:p>
        </text:list-item>
      </text:list>
      <text:p text:style-name="P65"/>
      <text:p text:style-name="P65"/>
      <text:h text:style-name="P154" text:outline-level="1">Test:<text:bookmark-start text:name="__DdeLink__268_9597597381"/><text:bookmark-start text:name="__DdeLink__328_959759738"/> 5.1.<text:span text:style-name="T45">5 </text:span><text:span text:style-name="T9">Location</text:span><text:bookmark-start text:name="__DdeLink__185_9597597382"/><text:bookmark-start text:name="__DdeLink__243_9597597382"/><text:span text:style-name="T13">s</text:span><text:bookmark-end text:name="__DdeLink__185_9597597382"/><text:bookmark-end text:name="__DdeLink__243_9597597382"/><text:span text:style-name="T13"> anzeigen</text:span><text:span text:style-name="T44"> (Liste) </text:span></text:h>
      <text:p text:style-name="P126"><text:bookmark-start text:name="__DdeLink__215_959759738211"/>Der Testfall wird wie in der Anwendungsbeschreibung vorgegeben durchgeführt.</text:p>
      <text:p text:style-name="P125">Der Hauptbild beinhaltet die Liste der Locations.</text:p>
      <text:p text:style-name="P118"/>
      <text:list xml:id="list155244510562266" text:continue-list="list155244700070325" text:style-name="L21">
        <text:list-item text:start-value="1">
          <text:p text:style-name="P67"><text:bookmark-end text:name="__DdeLink__268_9597597381"/><text:bookmark-end text:name="__DdeLink__215_959759738211"/>Alle Locations werden in einer Liste angezeigt.</text:p>
        </text:list-item>
        <text:list-item>
          <text:p text:style-name="P67">Die Liste der Locations ist standardmäßig nach Entfernung zum Benutzer sortiert</text:p>
        </text:list-item>
        <text:list-item>
          <text:p text:style-name="P67">Folgende Infos werden in der Liste angezeigt:<text:line-break/>Foro/Icon (Standard: Foto, ansonsten Icon, ansonsten Standardicon)<text:line-break/>Name (ggf. Zeichenlimitiert)<text:line-break/>Entfernung<text:line-break/>Kategorie<text:line-break/>Bewertung</text:p>
        </text:list-item>
      </text:list>
      <text:p text:style-name="P113"/>
      <text:p text:style-name="P65"/>
      <text:h text:style-name="P146" text:outline-level="1"><text:bookmark-start text:name="__DdeLink__268_959759738111"/>Test: 5.1.<text:span text:style-name="T45">9 </text:span><text:bookmark-start text:name="__DdeLink__349_9597597381"/><text:span text:style-name="T13">Locations suchen/filtern </text:span><text:bookmark-end text:name="__DdeLink__349_9597597381"/><text:span text:style-name="T13">(Liste) </text:span></text:h>
      <text:p text:style-name="P126"><text:bookmark-start text:name="__DdeLink__1971_1944254708"/>Der Testfall wird wie in der Anwendungsbeschreibung vorgegeben durchgeführt.</text:p>
      <text:p text:style-name="P122">Im Hauptbild die entsprechende Schaltfläche anklicken um in die Ansicht zu gelangen.<text:bookmark-start text:name="__DdeLink__215_9597597382141"/></text:p>
      <text:p text:style-name="P118"/>
      <text:list xml:id="list155244082113855" text:continue-list="list155244510562266" text:style-name="L21">
        <text:list-item text:start-value="1">
          <text:p text:style-name="P117"><text:bookmark-end text:name="__DdeLink__268_959759738111"/><text:bookmark-end text:name="__DdeLink__215_9597597382141"/>Es können Filter definiert werden und auf die Angezeigte Liste angewendet.</text:p>
        </text:list-item>
        <text:list-item>
          <text:p text:style-name="P117">Es gibt Filter für:<text:line-break/><text:tab/><text:span text:style-name="T55">Entfernung (&lt;500m, &lt;2km, &lt;50km)</text:span><text:bookmark-end text:name="__DdeLink__1971_1944254708"/><text:span text:style-name="T55"><text:line-break/><text:tab/>Teilworte in allen Attributfeldern<text:line-break/><text:tab/>Besitzer (bei geteilten Locations)<text:line-break/><text:tab/>Erstellungsdatum, Letzte Änderung (jeweils der Zeitraum anwählbar)<text:line-break/><text:tab/>Sowie Bewertung, Kategorie, Stadt, Land</text:span></text:p>
        </text:list-item>
      </text:list>
      <text:p text:style-name="P113"/>
      <text:p text:style-name="P113"><text:bookmark-start text:name="__DdeLink__358_959759738"/></text:p>
      <text:h text:style-name="P144" text:outline-level="1"><text:bookmark-start text:name="__DdeLink__268_959759738113"/>Test: 5.1.<text:span text:style-name="T13">11 Locations sortieren (Liste) </text:span></text:h>
      <text:p text:style-name="P126">Der Testfall wird wie in der Anwendungsbeschreibung vorgegeben durchgeführt.</text:p>
      <text:p text:style-name="P122">Im Hauptbild die entsprechende Schaltfläche anklicken um in die Ansicht zu gelangen.<text:bookmark-start text:name="__DdeLink__215_95975973821413"/></text:p>
      <text:p text:style-name="P118"/>
      <text:list xml:id="list155245483294801" text:continue-list="list155244082113855" text:style-name="L21">
        <text:list-item text:start-value="1">
          <text:p text:style-name="P117"><text:bookmark-end text:name="__DdeLink__215_95975973821413"/>Es können Sortierkriterien angegeben und auf die angezeigte Liste angewendet werden.</text:p>
        </text:list-item>
        <text:list-item>
          <text:p text:style-name="P117"><text:bookmark-end text:name="__DdeLink__358_959759738"/><text:bookmark-end text:name="__DdeLink__268_959759738113"/>Es kann sortiert werden nach:<text:line-break/><text:tab/>Name, Bewertung, Entfernung, Erstelldatum, Änderungsdatum<text:line-break/><text:tab/>(Kategorie entfällt)</text:p>
        </text:list-item>
      </text:list>
      <text:p text:style-name="P128"/>
      <text:p text:style-name="P128"/>
      <text:h text:style-name="P154" text:outline-level="1"><text:bookmark-start text:name="__DdeLink__268_9597597381131"/>Test: 5.1.<text:span text:style-name="T13">13 Locations importieren (Liste) </text:span></text:h>
      <text:p text:style-name="P126">Der Testfall wird wie in der Anwendungsbeschreibung vorgegeben durchgeführt.</text:p>
      <text:p text:style-name="P122">Im Hauptbild die entsprechende Schaltfläche anklicken um in die Ansicht zu gelangen.<text:bookmark-start text:name="__DdeLink__215_95975973821411"/></text:p>
      <text:p text:style-name="P118"/>
      <text:list xml:id="list155243914907807" text:continue-list="list155245483294801" text:style-name="L21">
        <text:list-item text:start-value="1">
          <text:p text:style-name="P117"><text:bookmark-end text:name="__DdeLink__215_95975973821411"/>Es <text:span text:style-name="T57">werden die im Pfad Podcasts\place-planner gespeicherter Dateien der sdcard angezeigt.</text:span></text:p>
        </text:list-item>
        <text:list-item>
          <text:p text:style-name="P79">Wird eine gültige Datei importiert werden alle enthaltenen Locations der Liste hinzugefügt.<text:bookmark-end text:name="__DdeLink__268_9597597381131"/></text:p>
        </text:list-item>
      </text:list>
      <text:p text:style-name="P129"/>
      <text:p text:style-name="P129"/>
      <text:h text:style-name="P144" text:outline-level="1"><text:bookmark-start text:name="__DdeLink__268_9597597381132"/>Test: 5.1.<text:span text:style-name="T13">14 Locations exportieren (Liste) </text:span></text:h>
      <text:p text:style-name="P126">Der Testfall wird wie in der Anwendungsbeschreibung vorgegeben durchgeführt.</text:p>
      <text:p text:style-name="P122">Im Hauptbild die entsprechende Schaltfläche anklicken um in die Ansicht zu gelangen.<text:bookmark-start text:name="__DdeLink__215_959759738214111"/></text:p>
      <text:p text:style-name="P118"/>
      <text:list xml:id="list155244764661658" text:continue-list="list155243914907807" text:style-name="L21">
        <text:list-item text:start-value="1">
          <text:p text:style-name="P117"><text:bookmark-end text:name="__DdeLink__215_959759738214111"/>Es <text:span text:style-name="T57">werden die im Pfad Podcasts\place-planner gespeicherter Dateien der sdcard angezeigt.</text:span></text:p>
        </text:list-item>
        <text:list-item>
          <text:p text:style-name="P109"><text:span text:style-name="T33">E</text:span><text:span text:style-name="T20">inen Dateinamen eingeben<text:line-break/>- Ist die Datei nicht vorhanden, wird sie beim klick auf exportieren erstellt<text:line-break/>- Ist die Datei vorhanden, wird sie überschrieben</text:span></text:p>
        </text:list-item>
        <text:list-item>
          <text:p text:style-name="P80">Alle Locations wurden in die Datei exportiert</text:p>
        </text:list-item>
      </text:list>
      <text:p text:style-name="P129"><text:bookmark-end text:name="__DdeLink__328_959759738"/><text:bookmark-end text:name="__DdeLink__268_9597597381132"/></text:p>
      <text:p text:style-name="P129"/>
      <text:h text:style-name="P154" text:outline-level="1"><text:span text:style-name="T16">Test</text:span><text:bookmark-start text:name="__DdeLink__181_9597597383"/><text:bookmark-start text:name="__DdeLink__142_9597597383"/>: 5.1.<text:span text:style-name="T58">2</text:span> Location hinzufügen (<text:span text:style-name="T51">Karte</text:span>)<text:bookmark-end text:name="__DdeLink__181_9597597383"/> </text:h>
      <text:p text:style-name="P126"><text:bookmark-start text:name="__DdeLink__215_9597597384"/>Der Testfall wird wie in der Anwendungsbeschreibung vorgegeben durchgeführt.</text:p>
      <text:p text:style-name="P122">Im Hauptbild die entsprechende Schaltfläche anklicken um in die Ansicht zu gelangen.</text:p>
      <text:p text:style-name="P118"/>
      <text:list xml:id="list155244286867491" text:continue-list="list155244764661658" text:style-name="L21">
        <text:list-item text:start-value="1">
          <text:p text:style-name="P110"><text:span text:style-name="T20">Es wird wie in „</text:span><text:bookmark-start text:name="__DdeLink__21_9597597382"/><text:span text:style-name="T34">Location hinzufügen</text:span><text:bookmark-end text:name="__DdeLink__21_9597597382"/><text:span text:style-name="T34"> </text:span><text:bookmark-start text:name="__DdeLink__31_9597597382"/><text:span text:style-name="T34">(Liste)</text:span><text:bookmark-end text:name="__DdeLink__31_9597597382"/><text:span text:style-name="T34">“ </text:span><text:span text:style-name="T20">vorgegangen</text:span></text:p>
        </text:list-item>
        <text:list-item>
          <text:p text:style-name="P110"><text:bookmark-end text:name="__DdeLink__142_9597597383"/><text:bookmark-end text:name="__DdeLink__215_9597597384"/><text:span text:style-name="T29">O</text:span><text:span text:style-name="T20">ben rechts kann die Map angezeigt werden um koordinaten auszuwählen.</text:span></text:p>
        </text:list-item>
        <text:list-item>
          <text:p text:style-name="P81">Ausgewählte koordinaten werden mit OK übernommen</text:p>
        </text:list-item>
      </text:list>
      <text:p text:style-name="P113"/>
      <text:p text:style-name="P113"/>
      <text:h text:style-name="P144" text:outline-level="1"><text:span text:style-name="T16">Test</text:span><text:span text:style-name="T13">: 5.1.</text:span><text:span text:style-name="T14">6</text:span><text:span text:style-name="T9"> Location </text:span><text:bookmark-start text:name="__DdeLink__185_9597597381"/><text:bookmark-start text:name="__DdeLink__243_9597597381"/><text:span text:style-name="T9">bearbeiten</text:span><text:bookmark-end text:name="__DdeLink__185_9597597381"/><text:bookmark-end text:name="__DdeLink__243_9597597381"/><text:span text:style-name="T9"> (Karte) </text:span></text:h>
      <text:p text:style-name="P126"><text:bookmark-start text:name="__DdeLink__215_95975973822"/><text:bookmark-start text:name="__DdeLink__268_9597597383"/>Der Testfall wird wie in der Anwendungsbeschreibung vorgegeben durchgeführt.</text:p>
      <text:p text:style-name="P122">Im Hauptbild die entsprechende Schaltfläche anklicken um in die Ansicht zu gelangen.</text:p>
      <text:p text:style-name="P118"/>
      <text:list xml:id="list1208068125906028795" text:style-name="L27">
        <text:list-item text:start-value="1">
          <text:p text:style-name="P111"><text:span text:style-name="T20">Es wird wie in „</text:span><text:bookmark-start text:name="__DdeLink__21_95975973821"/><text:span text:style-name="T34">Location </text:span><text:bookmark-end text:name="__DdeLink__21_95975973821"/><text:span text:style-name="T35">bearbeiten</text:span><text:span text:style-name="T34"> </text:span><text:bookmark-start text:name="__DdeLink__31_95975973821"/><text:span text:style-name="T34">(Liste)</text:span><text:bookmark-end text:name="__DdeLink__31_95975973821"/><text:span text:style-name="T34">“ </text:span><text:span text:style-name="T20">vorgegangen</text:span></text:p>
        </text:list-item>
        <text:list-item>
          <text:p text:style-name="P111"><text:span text:style-name="T29">O</text:span><text:span text:style-name="T20">ben rechts kann die Map angezeigt werden um </text:span><text:span text:style-name="T35">K</text:span><text:span text:style-name="T20">oordinaten auszuwählen.</text:span></text:p>
        </text:list-item>
        <text:list-item text:start-value="1">
          <text:p text:style-name="P82"><text:bookmark-end text:name="__DdeLink__215_95975973822"/><text:bookmark-end text:name="__DdeLink__268_9597597383"/>Ausgewählte koordinaten werden mit OK übernommen</text:p>
        </text:list-item>
      </text:list>
      <text:p text:style-name="P131"/>
      <text:p text:style-name="P131"/>
      <text:h text:style-name="P144" text:outline-level="1"><text:span text:style-name="T13">Test: 5.1.7 </text:span><text:span text:style-name="T9">Location</text:span><text:bookmark-start text:name="__DdeLink__185_959759738212"/><text:bookmark-start text:name="__DdeLink__243_959759738212"/><text:span text:style-name="T13">-</text:span><text:bookmark-end text:name="__DdeLink__185_959759738212"/><text:bookmark-end text:name="__DdeLink__243_959759738212"/><text:span text:style-name="T13">Details anzeigen </text:span><text:bookmark-start text:name="__DdeLink__338_959759738"/></text:h>
      <text:p text:style-name="P126"><text:bookmark-start text:name="__DdeLink__215_959759738214"/><text:bookmark-start text:name="__DdeLink__268_95975973811"/>Der Testfall wird wie in der Anwendungsbeschreibung vorgegeben durchgeführt.</text:p>
      <text:p text:style-name="P122">Im Hauptbild wird die Location angeklickt um i<text:span text:style-name="T56">hre </text:span>Detail<text:span text:style-name="T56">s anzuzeigen</text:span>.</text:p>
      <text:p text:style-name="P118"/>
      <text:list xml:id="list155243716139423" text:continue-list="list155244286867491" text:style-name="L21">
        <text:list-item text:start-value="1">
          <text:p text:style-name="P62"><text:bookmark-end text:name="__DdeLink__215_959759738214"/><text:span text:style-name="T56">D</text:span>ie Location-<text:span text:style-name="T56">Details werden unterhalb eingeblendet.</text:span></text:p>
        </text:list-item>
      </text:list>
      <text:p text:style-name="P65"><text:bookmark-end text:name="__DdeLink__338_959759738"/><text:bookmark-end text:name="__DdeLink__268_95975973811"/></text:p>
      <text:p text:style-name="P65"/>
      <text:h text:style-name="P155" text:outline-level="1"><text:span text:style-name="T13">Test: 5.1.</text:span><text:span text:style-name="T14">8 Zwei </text:span><text:span text:style-name="T9">Location</text:span><text:bookmark-start text:name="__DdeLink__243_95975973822"/><text:bookmark-start text:name="__DdeLink__185_95975973822"/><text:span text:style-name="T13">s</text:span><text:bookmark-end text:name="__DdeLink__243_95975973822"/><text:bookmark-end text:name="__DdeLink__185_95975973822"/><text:span text:style-name="T13"> </text:span><text:span text:style-name="T14">zusammenführen</text:span><text:span text:style-name="T13"> </text:span><text:bookmark-start text:name="__DdeLink__268_95975973812"/><text:bookmark-start text:name="__DdeLink__328_9597597381"/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2619666038976469232" text:style-name="L28">
        <text:list-item text:start-value="1">
          <text:p text:style-name="P83"><text:bookmark-end text:name="__DdeLink__268_95975973812"/>Es können Locations zum zusammenführen <text:span text:style-name="T59">ausgewählt</text:span> werden.</text:p>
        </text:list-item>
        <text:list-item>
          <text:p text:style-name="P83">Die Felder werden verglichen und es muss eine Auswahl getroffen werden.</text:p>
        </text:list-item>
        <text:list-item>
          <text:p text:style-name="P83">Alle beteiligten Locations bis auf eine wurden gelöscht.<text:line-break/>Die verbliebene enthält die ausgewählten Eigentschaften.</text:p>
        </text:list-item>
      </text:list>
      <text:p text:style-name="P113"/>
      <text:p text:style-name="P113"/>
      <text:h text:style-name="P144" text:outline-level="1"><text:bookmark text:name="__DdeLink__268_959759738112"/><text:bookmark-start text:name="__DdeLink__268_9597597381111"/><text:bookmark text:name="__DdeLink__338_9597597381"/>Test: 5.1.<text:span text:style-name="T52">10 </text:span><text:bookmark-start text:name="__DdeLink__349_95975973811"/><text:span text:style-name="T13">Locations suchen/filtern </text:span><text:bookmark-end text:name="__DdeLink__349_95975973811"/><text:span text:style-name="T13">(</text:span><text:span text:style-name="T15">Karte</text:span><text:span text:style-name="T13">) 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4448586433" text:continue-list="list2619666038976469232" text:style-name="L28">
        <text:list-item text:start-value="1">
          <text:p text:style-name="P112"><text:span text:style-name="T20">Es wird wie in „</text:span><text:bookmark-start text:name="__DdeLink__21_95975973822"/><text:span text:style-name="T34">Location </text:span><text:bookmark-end text:name="__DdeLink__21_95975973822"/><text:span text:style-name="T36">suchen/filtern</text:span><text:span text:style-name="T34"> </text:span><text:bookmark-start text:name="__DdeLink__31_95975973822"/><text:span text:style-name="T34">(Liste)</text:span><text:bookmark-end text:name="__DdeLink__31_95975973822"/><text:span text:style-name="T34">“ </text:span><text:span text:style-name="T20">vorgegangen.</text:span></text:p>
        </text:list-item>
        <text:list-item>
          <text:p text:style-name="P85">Sind die Filter ausgewählt, kann die aktuelle Karte angezeigt werden.</text:p>
        </text:list-item>
      </text:list>
      <text:p text:style-name="P113"><text:bookmark-end text:name="__DdeLink__268_9597597381111"/></text:p>
      <text:p text:style-name="P113"><text:bookmark-start text:name="__DdeLink__358_9597597381"/></text:p>
      <text:h text:style-name="P144" text:outline-level="1"><text:bookmark-start text:name="__DdeLink__268_9597597381133"/><text:soft-page-break/>Test: 5.<text:span text:style-name="T52">2.1</text:span><text:span text:style-name="T13"> </text:span><text:span text:style-name="T15">Kategorien</text:span><text:span text:style-name="T13"> </text:span><text:span text:style-name="T15">anlegen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3664839119" text:continue-list="list155244448586433" text:style-name="L28">
        <text:list-item text:start-value="1">
          <text:p text:style-name="P48"><text:span text:style-name="T28">Erstellen einer </text:span><text:span text:style-name="T37">Kategorie</text:span><text:span text:style-name="T28"> benötigt zwingend folgende Daten:<text:line-break/>Name</text:span></text:p>
        </text:list-item>
        <text:list-item>
          <text:p text:style-name="P77">Weitere Eigenschaften sind möglich aber optional:<text:line-break/>Beschreibung, Icon</text:p>
        </text:list-item>
      </text:list>
      <text:p text:style-name="P78"/>
      <text:p text:style-name="P78"/>
      <text:h text:style-name="P144" text:outline-level="1"><text:bookmark-end text:name="__DdeLink__358_9597597381"/><text:bookmark-start text:name="__DdeLink__268_95975973811311"/><text:bookmark-end text:name="__DdeLink__268_9597597381133"/>Test: 5.<text:span text:style-name="T52">2.2</text:span><text:span text:style-name="T13"> </text:span><text:span text:style-name="T15">Kategorien</text:span><text:span text:style-name="T13"> </text:span><text:span text:style-name="T15">bearbeiten</text:span><text:span text:style-name="T13"> 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3744102252" text:continue-list="list155243664839119" text:style-name="L28">
        <text:list-item text:start-value="1">
          <text:p text:style-name="P48"><text:span text:style-name="T31">Beim bearbeiten</text:span><text:span text:style-name="T28"> einer </text:span><text:span text:style-name="T37">Kategorie</text:span><text:span text:style-name="T28"> </text:span><text:span text:style-name="T32">dürfen</text:span><text:span text:style-name="T31"> die benötigten Daten nicht leer </text:span><text:span text:style-name="T32">werden</text:span><text:span text:style-name="T28">:<text:line-break/>Name</text:span></text:p>
        </text:list-item>
        <text:list-item>
          <text:p text:style-name="P77">Weitere Eigenschaften sind möglich aber optional:<text:line-break/>Beschreibung, Icon</text:p>
        </text:list-item>
        <text:list-item>
          <text:p text:style-name="P77">Der Kategorie kann eine Icon zugeteilt werden.</text:p>
        </text:list-item>
      </text:list>
      <text:p text:style-name="P127"><text:bookmark-end text:name="__DdeLink__268_95975973811311"/></text:p>
      <text:p text:style-name="P113"/>
      <text:h text:style-name="P144" text:outline-level="1"><text:bookmark-start text:name="__DdeLink__268_95975973811321"/>Test: <text:span text:style-name="T13"><text:s/>5.</text:span><text:span text:style-name="T15">2.3</text:span><text:span text:style-name="T13"> </text:span><text:span text:style-name="T15">Kategorie</text:span><text:span text:style-name="T13"> </text:span><text:span text:style-name="T15">löschen</text:span></text:h>
      <text:p text:style-name="P126"><text:bookmark-start text:name="__DdeLink__215_959759738212"/>Der Testfall wird wie in der Anwendungsbeschreibung vorgegeben durchgeführt.</text:p>
      <text:p text:style-name="P122">Im Hauptbild wird die <text:span text:style-name="T37">Kategorie</text:span> angeklickt um in die <text:span text:style-name="T60"><text:s/></text:span>Ansicht zu gelangen.</text:p>
      <text:p text:style-name="P124">Anschließend wird oben rechts die entsprechende Schaltfläche betätigt.</text:p>
      <text:p text:style-name="P118"/>
      <text:list xml:id="list9124508765064059181" text:style-name="L29">
        <text:list-item text:start-value="1">
          <text:p text:style-name="P63"><text:bookmark-end text:name="__DdeLink__328_9597597381"/><text:bookmark-end text:name="__DdeLink__215_959759738212"/><text:bookmark-end text:name="__DdeLink__268_95975973811321"/>Die <text:span text:style-name="T60">Kategorie</text:span> wird gelöscht und ist danach nicht mehr in der Liste sichtbar.</text:p>
        </text:list-item>
      </text:list>
      <text:p text:style-name="P113"/>
      <text:p text:style-name="P113"/>
      <text:h text:style-name="P144" text:outline-level="1">Test: <text:span text:style-name="T13"><text:s/>5.</text:span><text:span text:style-name="T15">2.4</text:span><text:span text:style-name="T13"> </text:span><text:span text:style-name="T15">Zwei Kategorien</text:span><text:span text:style-name="T13"> </text:span><text:span text:style-name="T15">zusammenführen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7617832855641201495" text:style-name="L30">
        <text:list-item text:start-value="1">
          <text:p text:style-name="P84">Es können <text:span text:style-name="T60">Kategorien</text:span> zum zusammenführen <text:span text:style-name="T59">ausgewählt</text:span> werden.</text:p>
        </text:list-item>
        <text:list-item>
          <text:p text:style-name="P84">Die Felder werden verglichen und es muss eine Auswahl getroffen werden.</text:p>
        </text:list-item>
        <text:list-item>
          <text:p text:style-name="P84">Alle beteiligten <text:span text:style-name="T60">Kategorie</text:span> bis auf eine <text:span text:style-name="T59">werden</text:span> gelöscht.<text:line-break/>Die verbliebene enthält die ausgewählten <text:span text:style-name="T59">Locations</text:span>.</text:p>
        </text:list-item>
      </text:list>
      <text:p text:style-name="P131"/>
      <text:p text:style-name="P131"/>
      <text:h text:style-name="P143" text:outline-level="1"/>
      <text:h text:style-name="P154" text:outline-level="1"><text:bookmark-start text:name="__DdeLink__268_95975973811331"/>Test: <text:span text:style-name="T17">5.1.12<text:tab/>Eine Location teilen</text:span></text:h>
      <text:p text:style-name="P119">Nicht implementiert</text:p>
      <text:p text:style-name="P78"/>
      <text:p text:style-name="P78"/>
      <text:h text:style-name="P144" text:outline-level="1">Test: <text:span text:style-name="T18">5.</text:span><text:span text:style-name="T14">3</text:span><text:span text:style-name="T18">.</text:span><text:span text:style-name="T14">1</text:span><text:span text:style-name="T18"><text:tab/></text:span><text:span text:style-name="T14">Anlegen einer Gruppe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5622655217" text:continue-list="list155243744102252" text:style-name="L28">
        <text:list-item text:start-value="1">
          <text:p text:style-name="P48"><text:span text:style-name="T28">Erstellen einer </text:span><text:span text:style-name="T38">Gruppe</text:span><text:span text:style-name="T28"> benötigt zwingend folgende Daten:<text:line-break/>Name</text:span></text:p>
        </text:list-item>
        <text:list-item>
          <text:p text:style-name="P86">Der Gruppe können freunde zugeordnet werden.</text:p>
        </text:list-item>
      </text:list>
      <text:p text:style-name="P78"/>
      <text:h text:style-name="P144" text:outline-level="1"><text:bookmark-end text:name="__DdeLink__268_95975973811331"/><text:bookmark-start text:name="__DdeLink__268_959759738113111"/>Test: <text:span text:style-name="T18">5.</text:span><text:span text:style-name="T14">3</text:span><text:span text:style-name="T18">.</text:span><text:span text:style-name="T14">2</text:span><text:span text:style-name="T18"><text:tab/></text:span><text:span text:style-name="T14">Gruppe bearbeiten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4159322241" text:continue-list="list155245622655217" text:style-name="L28">
        <text:list-item text:start-value="1">
          <text:p text:style-name="P48"><text:span text:style-name="T38">Bearbeiten</text:span><text:span text:style-name="T28"> einer </text:span><text:span text:style-name="T38">Gruppe</text:span><text:span text:style-name="T28"> benötigt zwingend folgende Daten:<text:line-break/>Name</text:span></text:p>
        </text:list-item>
        <text:list-item>
          <text:p text:style-name="P120"><text:bookmark-end text:name="__DdeLink__268_959759738113111"/>Die Freunde der Gruppe können geändert werden.</text:p>
        </text:list-item>
      </text:list>
      <text:p text:style-name="P113"/>
      <text:p text:style-name="P113"/>
      <text:h text:style-name="P144" text:outline-level="1"><text:bookmark-start text:name="__DdeLink__268_959759738113211"/>Test: <text:span text:style-name="T18">5.</text:span><text:span text:style-name="T14">3</text:span><text:span text:style-name="T18">.</text:span><text:span text:style-name="T14">3</text:span><text:span text:style-name="T18"><text:tab/></text:span><text:span text:style-name="T14">Gruppe löschen</text:span></text:h>
      <text:p text:style-name="P126"><text:bookmark-start text:name="__DdeLink__215_9597597382121"/>Der Testfall wird wie in der Anwendungsbeschreibung vorgegeben durchgeführt.</text:p>
      <text:p text:style-name="P122">Im Hauptbild wird die <text:span text:style-name="T37">Kategorie</text:span> angeklickt um in die <text:span text:style-name="T60"><text:s/></text:span>Ansicht zu gelangen.</text:p>
      <text:p text:style-name="P124">Anschließend wird oben rechts die entsprechende Schaltfläche betätigt.</text:p>
      <text:p text:style-name="P118"/>
      <text:list xml:id="list7013867316767010703" text:style-name="L31">
        <text:list-item text:start-value="1">
          <text:p text:style-name="P64"><text:bookmark-end text:name="__DdeLink__268_959759738113211"/><text:bookmark-end text:name="__DdeLink__215_9597597382121"/>Die <text:span text:style-name="T61">Gruppe</text:span> wird gelöscht und ist danach nicht mehr in der Liste sichtbar.</text:p>
        </text:list-item>
      </text:list>
      <text:p text:style-name="P113"/>
      <text:p text:style-name="P113"/>
      <text:h text:style-name="P144" text:outline-level="1"><text:bookmark-start text:name="__DdeLink__268_95975973811332"/>Test: <text:span text:style-name="T18">5.</text:span><text:span text:style-name="T14">3</text:span><text:span text:style-name="T18">.</text:span><text:span text:style-name="T14">4</text:span><text:span text:style-name="T18"><text:tab/></text:span><text:span text:style-name="T14">Einen Freund hinzufügen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5054865818" text:continue-list="list155244159322241" text:style-name="L28">
        <text:list-item text:start-value="1">
          <text:p text:style-name="P48"><text:span text:style-name="T28">Erstellen </text:span><text:span text:style-name="T38">eines</text:span><text:span text:style-name="T28"> </text:span><text:span text:style-name="T38">Freund</text:span><text:span text:style-name="T28"> benötigt zwingend folgende Daten:<text:line-break/>Name</text:span></text:p>
        </text:list-item>
        <text:list-item>
          <text:p text:style-name="P51"><text:span text:style-name="T20">Weitere Eigenschaften sind möglich aber optional:<text:line-break/></text:span><text:span text:style-name="T29">Kommentar</text:span><text:span text:style-name="T20">, </text:span><text:span text:style-name="T29">Anschrift</text:span><text:span text:style-name="T20">, </text:span><text:span text:style-name="T29">Webseite, </text:span><text:span text:style-name="T31">E-Mail-Adresse</text:span><text:span text:style-name="T29">, Telefonnummer.</text:span></text:p>
        </text:list-item>
      </text:list>
      <text:p text:style-name="P78"/>
      <text:p text:style-name="P78"/>
      <text:p text:style-name="P78"/>
      <text:p text:style-name="P78"/>
      <text:p text:style-name="P78"/>
      <text:h text:style-name="P148" text:outline-level="1"><text:bookmark-end text:name="__DdeLink__268_95975973811332"/><text:bookmark-start text:name="__DdeLink__268_959759738113112"/><text:soft-page-break/><text:span text:style-name="T39">Test: </text:span><text:span text:style-name="T12">5.</text:span><text:span text:style-name="T11">3</text:span><text:span text:style-name="T12">.</text:span><text:span text:style-name="T11">5</text:span><text:span text:style-name="T12"><text:tab/></text:span><text:span text:style-name="T11">Einen Freund löschen</text:span></text:h>
      <text:p text:style-name="P126"><text:bookmark-start text:name="__DdeLink__215_95975973821211"/>Der Testfall wird wie in der Anwendungsbeschreibung vorgegeben durchgeführt.</text:p>
      <text:p text:style-name="P122">Im Hauptbild wird die <text:span text:style-name="T37">Kategorie</text:span> angeklickt um in die <text:span text:style-name="T60"><text:s/></text:span>Ansicht zu gelangen.</text:p>
      <text:p text:style-name="P124">Anschließend wird oben rechts die entsprechende Schaltfläche betätigt.</text:p>
      <text:p text:style-name="P118"/>
      <text:list xml:id="list155245183416316" text:continue-list="list7013867316767010703" text:style-name="L31">
        <text:list-item text:start-value="1">
          <text:p text:style-name="P64"><text:bookmark-end text:name="__DdeLink__215_95975973821211"/><text:span text:style-name="T62">Der</text:span> <text:span text:style-name="T61">Freund</text:span> wird gelöscht und ist danach nicht mehr in der Liste sichtbar.</text:p>
        </text:list-item>
      </text:list>
      <text:p text:style-name="P78"><text:bookmark-end text:name="__DdeLink__268_959759738113112"/></text:p>
      <text:p text:style-name="P113"/>
      <text:h text:style-name="P144" text:outline-level="1"><text:bookmark-start text:name="__DdeLink__268_959759738113212"/>Test: <text:span text:style-name="T18">5.</text:span><text:span text:style-name="T14">3</text:span><text:span text:style-name="T18">.</text:span><text:span text:style-name="T19">6</text:span><text:span text:style-name="T18"><text:tab/></text:span><text:span text:style-name="T14">Einen Freund bearbeiten</text:span></text:h>
      <text:p text:style-name="P126">Der Testfall wird wie in der Anwendungsbeschreibung vorgegeben durchgeführt.</text:p>
      <text:p text:style-name="P122">Im Hauptbild die entsprechende Schaltfläche anklicken um in die Ansicht zu gelangen.</text:p>
      <text:p text:style-name="P122"/>
      <text:list xml:id="list155244240431577" text:continue-list="list155245054865818" text:style-name="L28">
        <text:list-item text:start-value="1">
          <text:p text:style-name="P48"><text:span text:style-name="T38">Bearbeiten</text:span><text:span text:style-name="T28"> </text:span><text:span text:style-name="T38">eines</text:span><text:span text:style-name="T28"> </text:span><text:span text:style-name="T38">Freund</text:span><text:span text:style-name="T28"> benötigt zwingend folgende Daten:<text:line-break/>Name</text:span></text:p>
        </text:list-item>
        <text:list-item>
          <text:p text:style-name="P51"><text:span text:style-name="T20">Weitere Eigenschaften sind möglich aber optional:<text:line-break/></text:span><text:span text:style-name="T29">Kommentar</text:span><text:span text:style-name="T20">, </text:span><text:span text:style-name="T29">Anschrift</text:span><text:span text:style-name="T20">, </text:span><text:span text:style-name="T29">Webseite, </text:span><text:span text:style-name="T31">E-Mail-Adresse</text:span><text:span text:style-name="T29">, Telefonnummer.</text:span></text:p>
        </text:list-item>
      </text:list>
      <text:p text:style-name="P78"/>
      <text:p text:style-name="P78"/>
      <text:p text:style-name="P127"><text:bookmark-end text:name="__DdeLink__268_959759738113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1" style:family="table-row">
      <style:table-row-properties style:min-row-height="0.206cm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09cm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fc3d6"/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1fc3d6" style:font-size-asian="10pt" style:font-size-complex="10pt"/>
    </style:style>
    <style:style style:name="MP3" style:family="paragraph" style:parent-style-name="Standard">
      <style:text-properties fo:font-size="6pt" officeooo:paragraph-rsid="001fc3d6" style:font-size-asian="5.25pt" style:font-size-complex="6pt"/>
    </style:style>
    <style:style style:name="MT1" style:family="text">
      <style:text-properties style:font-name="Liberation Serif" fo:font-size="10pt" style:text-underline-style="none" officeooo:rsid="0012c30f" style:font-size-asian="10pt" style:font-size-complex="10pt"/>
    </style:style>
    <style:style style:name="M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MT3" style:family="text">
      <style:text-properties officeooo:rsid="00149bda"/>
    </style:style>
    <style:style style:name="MT4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MT5" style:family="text">
      <style:text-properties officeooo:rsid="001c8c9d"/>
    </style:style>
    <style:style style:name="MT6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<text:span text:style-name="MT3">Testfallbeschreibung</text:span>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4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<text:span text:style-name="MT5">01</text:span></text:p>
            </table:table-cell>
          </table:table-row>
          <table:table-row table:style-name="Tabelle1.3">
            <table:table-cell table:style-name="Tabelle1.A1" office:value-type="string">
              <text:p text:style-name="MP1"><text:span text:style-name="MT1">Autor:<text:tab/></text:span><text:a xlink:type="simple" xlink:href="https://bitbucket.org/Eld0r/" text:style-name="Internet_20_link" text:visited-style-name="Visited_20_Internet_20_Link"><text:span text:style-name="MT6">Till Dieckenbrock</text:span></text:a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19.05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52:04.382000000</meta:creation-date>
    <dc:date>2016-07-21T15:52:43.435000000</dc:date>
    <meta:editing-duration>PT7H34M51S</meta:editing-duration>
    <meta:editing-cycles>24</meta:editing-cycles>
    <meta:generator>LibreOffice/5.1.4.2$Windows_x86 LibreOffice_project/f99d75f39f1c57ebdd7ffc5f42867c12031db97a</meta:generator>
    <meta:document-statistic meta:table-count="1" meta:image-count="0" meta:object-count="0" meta:page-count="8" meta:paragraph-count="167" meta:word-count="1437" meta:character-count="10726" meta:non-whitespace-character-count="9486"/>
  </office:meta>
</office:document-meta>
</file>